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1.1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f 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1" svg:width="1.1413in" svg:height="0.2346in" svg:x="9.7157in" svg:y="0.0079in" draw:caption-point-x="-0.2402in" draw:caption-point-y="0.3398in">
              <dc:date>2014-01-24T00:00:00</dc:date>
              <text:p text:style-name="P1">SF Planning p. 6</text:p>
            </office:annotation>
            <text:p>346643</text:p>
          </table:table-cell>
          <table:table-cell table:number-columns-repeated="4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1-24T09:59:08</dc:date>
    <dc:creator>Lewis </dc:creator>
    <meta:editing-duration>PT3H9M11S</meta:editing-duration>
    <meta:editing-cycles>5</meta:editing-cycles>
    <meta:generator>LibreOffice/3.5$Linux_X86_64 LibreOffice_project/350m1$Build-2</meta:generator>
    <meta:document-statistic meta:table-count="3" meta:cell-count="154" meta:object-count="0"/>
  </office:meta>
</office:document-meta>
</file>